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05.12mm" svg:y="19.06mm">
            <loext:p draw:notify-on-update-of-ranges="Feuille1.A1:Feuille1.A1 Feuille1.A2:Feuille1.A16 Feuille1.B1:Feuille1.B1 Feuille1.B2:Feuille1.B16 Feuille1.A1:Feuille1.A1 Feuille1.A2:Feuille1.A16 Feuille1.C1:Feuille1.C1 Feuille1.C2:Feuille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Sans traitement</text:p>
          </table:table-cell>
          <table:table-cell office:value-type="string" calcext:value-type="string">
            <text:p>Avec trait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383" calcext:value-type="float">
            <text:p>0,191383</text:p>
          </table:table-cell>
          <table:table-cell office:value-type="float" office:value="0.0533592" calcext:value-type="float">
            <text:p>0,0533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1652" calcext:value-type="float">
            <text:p>0,181652</text:p>
          </table:table-cell>
          <table:table-cell office:value-type="float" office:value="0.042516" calcext:value-type="float">
            <text:p>0,042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1932" calcext:value-type="float">
            <text:p>0,141932</text:p>
          </table:table-cell>
          <table:table-cell office:value-type="float" office:value="0.0477873" calcext:value-type="float">
            <text:p>0,0477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685" calcext:value-type="float">
            <text:p>0,104685</text:p>
          </table:table-cell>
          <table:table-cell office:value-type="float" office:value="0.0163138" calcext:value-type="float">
            <text:p>0,0163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2637" calcext:value-type="float">
            <text:p>0,552637</text:p>
          </table:table-cell>
          <table:table-cell office:value-type="float" office:value="0.225975" calcext:value-type="float">
            <text:p>0,225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565" calcext:value-type="float">
            <text:p>1,20565</text:p>
          </table:table-cell>
          <table:table-cell office:value-type="float" office:value="0.287122" calcext:value-type="float">
            <text:p>0,287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74" calcext:value-type="float">
            <text:p>0,8674</text:p>
          </table:table-cell>
          <table:table-cell office:value-type="float" office:value="0.486827" calcext:value-type="float">
            <text:p>0,486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8778" calcext:value-type="float">
            <text:p>1,08778</text:p>
          </table:table-cell>
          <table:table-cell office:value-type="float" office:value="0.135141" calcext:value-type="float">
            <text:p>0,135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4632" calcext:value-type="float">
            <text:p>0,244632</text:p>
          </table:table-cell>
          <table:table-cell office:value-type="float" office:value="0.0932661" calcext:value-type="float">
            <text:p>0,0932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3081" calcext:value-type="float">
            <text:p>0,143081</text:p>
          </table:table-cell>
          <table:table-cell office:value-type="float" office:value="0.0890669" calcext:value-type="float">
            <text:p>0,08906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2625" calcext:value-type="float">
            <text:p>0,192625</text:p>
          </table:table-cell>
          <table:table-cell office:value-type="float" office:value="0.126072" calcext:value-type="float">
            <text:p>0,126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9353" calcext:value-type="float">
            <text:p>0,209353</text:p>
          </table:table-cell>
          <table:table-cell office:value-type="float" office:value="0.0277815" calcext:value-type="float">
            <text:p>0,0277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9198" calcext:value-type="float">
            <text:p>0,0179198</text:p>
          </table:table-cell>
          <table:table-cell office:value-type="float" office:value="0.0239358" calcext:value-type="float">
            <text:p>0,0239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1364" calcext:value-type="float">
            <text:p>0,051364</text:p>
          </table:table-cell>
          <table:table-cell office:value-type="float" office:value="0.0735732" calcext:value-type="float">
            <text:p>0,0735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2122" calcext:value-type="float">
            <text:p>0,182122</text:p>
          </table:table-cell>
          <table:table-cell office:value-type="float" office:value="0.0678989" calcext:value-type="float">
            <text:p>0,0678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7:25:07.819238653</meta:creation-date>
    <dc:date>2016-06-17T17:32:22.349973390</dc:date>
    <meta:editing-duration>PT7M16S</meta:editing-duration>
    <meta:editing-cycles>1</meta:editing-cycles>
    <meta:document-statistic meta:table-count="1" meta:cell-count="48" meta:object-count="1"/>
    <meta:generator>LibreOffice/5.1.3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52cm" style:legend-expansion="high" chart:style-name="ch2"/>
        <chart:plot-area chart:style-name="ch3" table:cell-range-address="Feuille1.A1:Feuille1.C16" chart:data-source-has-labels="row" svg:x="1.331cm" svg:y="0.18cm" svg:width="10.571cm" svg:height="7.659cm">
          <chartooo:coordinate-region svg:x="2.058cm" svg:y="0.379cm" svg:width="9.657cm" svg:height="6.813cm"/>
          <chart:axis chart:dimension="x" chart:name="primary-x" chart:style-name="ch4">
            <chart:title svg:x="5.831cm" svg:y="8.019cm" chart:style-name="ch5">
              <text:p>Temps (s)</text:p>
            </chart:title>
          </chart:axis>
          <chart:axis chart:dimension="y" chart:name="primary-y" chart:style-name="ch4">
            <chart:title svg:x="0.451cm" svg:y="5.799cm" chart:style-name="ch6">
              <text:p>Écart à l'image d'origine</text:p>
            </chart:title>
            <chart:grid chart:style-name="ch7" chart:class="major"/>
          </chart:axis>
          <chart:series chart:style-name="ch8" chart:values-cell-range-address="Feuille1.B2:Feuille1.B16" chart:label-cell-address="Feuille1.B1:Feuille1.B1" chart:class="chart:scatter">
            <chart:domain table:cell-range-address="Feuille1.A2:Feuille1.A16"/>
            <chart:data-point chart:repeated="15"/>
          </chart:series>
          <chart:series chart:style-name="ch9" chart:values-cell-range-address="Feuille1.C2:Feuille1.C16" chart:label-cell-address="Feuille1.C1:Feuille1.C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ns traitement</text:p>
                <draw:g>
                  <svg:desc>Feuille1.B1:Feuille1.B1</svg:desc>
                </draw:g>
              </table:table-cell>
              <table:table-cell office:value-type="string">
                <text:p>Avec traiteme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16</svg:desc>
                </draw:g>
              </table:table-cell>
              <table:table-cell office:value-type="float" office:value="0.191383">
                <text:p>0.191383</text:p>
                <draw:g>
                  <svg:desc>Feuille1.B2:Feuille1.B16</svg:desc>
                </draw:g>
              </table:table-cell>
              <table:table-cell office:value-type="float" office:value="0.0533592">
                <text:p>0.0533592</text:p>
                <draw:g>
                  <svg:desc>Feuille1.C2:Feuille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1652">
                <text:p>0.181652</text:p>
              </table:table-cell>
              <table:table-cell office:value-type="float" office:value="0.042516">
                <text:p>0.042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1932">
                <text:p>0.141932</text:p>
              </table:table-cell>
              <table:table-cell office:value-type="float" office:value="0.0477873">
                <text:p>0.0477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4685">
                <text:p>0.104685</text:p>
              </table:table-cell>
              <table:table-cell office:value-type="float" office:value="0.0163138">
                <text:p>0.0163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2637">
                <text:p>0.552637</text:p>
              </table:table-cell>
              <table:table-cell office:value-type="float" office:value="0.225975">
                <text:p>0.225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0565">
                <text:p>1.20565</text:p>
              </table:table-cell>
              <table:table-cell office:value-type="float" office:value="0.287122">
                <text:p>0.287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74">
                <text:p>0.8674</text:p>
              </table:table-cell>
              <table:table-cell office:value-type="float" office:value="0.486827">
                <text:p>0.486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8778">
                <text:p>1.08778</text:p>
              </table:table-cell>
              <table:table-cell office:value-type="float" office:value="0.135141">
                <text:p>0.135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4632">
                <text:p>0.244632</text:p>
              </table:table-cell>
              <table:table-cell office:value-type="float" office:value="0.0932661">
                <text:p>0.0932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3081">
                <text:p>0.143081</text:p>
              </table:table-cell>
              <table:table-cell office:value-type="float" office:value="0.0890669">
                <text:p>0.0890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92625">
                <text:p>0.192625</text:p>
              </table:table-cell>
              <table:table-cell office:value-type="float" office:value="0.126072">
                <text:p>0.126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09353">
                <text:p>0.209353</text:p>
              </table:table-cell>
              <table:table-cell office:value-type="float" office:value="0.0277815">
                <text:p>0.0277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79198">
                <text:p>0.0179198</text:p>
              </table:table-cell>
              <table:table-cell office:value-type="float" office:value="0.0239358">
                <text:p>0.0239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1364">
                <text:p>0.051364</text:p>
              </table:table-cell>
              <table:table-cell office:value-type="float" office:value="0.0735732">
                <text:p>0.0735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82122">
                <text:p>0.182122</text:p>
              </table:table-cell>
              <table:table-cell office:value-type="float" office:value="0.0678989">
                <text:p>0.0678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